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3pt" officeooo:rsid="00169b9c" officeooo:paragraph-rsid="00169b9c" style:font-size-asian="13pt" style:font-size-complex="13pt"/>
    </style:style>
    <style:style style:name="P2" style:family="paragraph" style:parent-style-name="Standard">
      <style:text-properties fo:font-size="11pt" officeooo:rsid="00169b9c" officeooo:paragraph-rsid="00169b9c" style:font-size-asian="9.60000038146973pt" style:font-size-complex="11pt"/>
    </style:style>
    <style:style style:name="P3" style:family="paragraph" style:parent-style-name="Standard">
      <style:text-properties fo:font-size="11pt" officeooo:rsid="00169b9c" officeooo:paragraph-rsid="00195578" style:font-size-asian="9.60000038146973pt" style:font-size-complex="11pt"/>
    </style:style>
    <style:style style:name="P4" style:family="paragraph" style:parent-style-name="Standard">
      <style:text-properties fo:font-size="11pt" officeooo:rsid="00209368" officeooo:paragraph-rsid="00209368" style:font-size-asian="9.60000038146973pt" style:font-size-complex="11pt"/>
    </style:style>
    <style:style style:name="P5" style:family="paragraph" style:parent-style-name="Standard">
      <style:text-properties fo:font-size="11pt" officeooo:rsid="0020b2b7" officeooo:paragraph-rsid="0020b2b7" style:font-size-asian="9.60000038146973pt" style:font-size-complex="11pt"/>
    </style:style>
    <style:style style:name="P6" style:family="paragraph" style:parent-style-name="Standard">
      <style:text-properties fo:font-size="11pt" officeooo:rsid="00180523" officeooo:paragraph-rsid="00180523" style:font-size-asian="9.60000038146973pt" style:font-size-complex="11pt"/>
    </style:style>
    <style:style style:name="P7" style:family="paragraph" style:parent-style-name="Standard">
      <style:paragraph-properties fo:line-height="0.499cm"/>
      <style:text-properties fo:font-size="11pt" officeooo:rsid="00180523" officeooo:paragraph-rsid="00180523" style:font-size-asian="9.60000038146973pt" style:font-size-complex="11pt"/>
    </style:style>
    <style:style style:name="P8" style:family="paragraph" style:parent-style-name="Standard">
      <style:text-properties fo:font-size="11pt" officeooo:rsid="00258181" officeooo:paragraph-rsid="00258181" style:font-size-asian="9.60000038146973pt" style:font-size-complex="11pt"/>
    </style:style>
    <style:style style:name="P9" style:family="paragraph" style:parent-style-name="Standard">
      <style:text-properties fo:font-size="11pt" officeooo:rsid="0026baa9" officeooo:paragraph-rsid="0026baa9" style:font-size-asian="9.60000038146973pt" style:font-size-complex="11pt"/>
    </style:style>
    <style:style style:name="P10" style:family="paragraph" style:parent-style-name="Standard">
      <style:text-properties fo:font-size="11pt" officeooo:rsid="00356d13" officeooo:paragraph-rsid="00356d13" style:font-size-asian="9.60000038146973pt" style:font-size-complex="11pt"/>
    </style:style>
    <style:style style:name="P11" style:family="paragraph" style:parent-style-name="Standard">
      <style:text-properties fo:font-size="11pt" fo:font-weight="normal" officeooo:rsid="00176517" officeooo:paragraph-rsid="00176517" style:font-size-asian="9.60000038146973pt" style:font-weight-asian="normal" style:font-size-complex="11pt" style:font-weight-complex="normal"/>
    </style:style>
    <style:style style:name="P12" style:family="paragraph" style:parent-style-name="Standard">
      <style:text-properties fo:font-size="11pt" fo:font-weight="normal" officeooo:rsid="001c5344" officeooo:paragraph-rsid="001c5344" style:font-size-asian="9.60000038146973pt" style:font-weight-asian="normal" style:font-size-complex="11pt" style:font-weight-complex="normal"/>
    </style:style>
    <style:style style:name="P13" style:family="paragraph" style:parent-style-name="Standard">
      <style:text-properties fo:font-size="11pt" fo:font-weight="normal" officeooo:rsid="001c5683" officeooo:paragraph-rsid="001c5683" style:font-size-asian="9.60000038146973pt" style:font-weight-asian="normal" style:font-size-complex="11pt" style:font-weight-complex="normal"/>
    </style:style>
    <style:style style:name="P14" style:family="paragraph" style:parent-style-name="Standard">
      <style:text-properties fo:font-size="11pt" fo:font-weight="normal" officeooo:rsid="001ea3bf" officeooo:paragraph-rsid="001ea3bf" style:font-size-asian="9.60000038146973pt" style:font-weight-asian="normal" style:font-size-complex="11pt" style:font-weight-complex="normal"/>
    </style:style>
    <style:style style:name="P15" style:family="paragraph" style:parent-style-name="Standard">
      <style:text-properties fo:font-size="11pt" officeooo:rsid="00169b9c" officeooo:paragraph-rsid="00169b9c" style:font-size-asian="11pt" style:font-size-complex="11pt"/>
    </style:style>
    <style:style style:name="P16" style:family="paragraph" style:parent-style-name="Standard">
      <style:text-properties fo:font-size="11pt" officeooo:rsid="00286689" officeooo:paragraph-rsid="00286689" style:font-size-asian="11pt" style:font-size-complex="11pt"/>
    </style:style>
    <style:style style:name="P17" style:family="paragraph" style:parent-style-name="Standard">
      <style:paragraph-properties fo:line-height="200%"/>
      <style:text-properties fo:font-size="11pt" officeooo:rsid="0018ef23" officeooo:paragraph-rsid="002d89b7" style:font-size-asian="11pt" style:font-size-complex="11pt"/>
    </style:style>
    <style:style style:name="P18" style:family="paragraph" style:parent-style-name="Standard">
      <style:text-properties fo:font-size="15pt" officeooo:rsid="00169b9c" officeooo:paragraph-rsid="00169b9c" style:font-size-asian="15pt" style:font-size-complex="15pt"/>
    </style:style>
    <style:style style:name="P19" style:family="paragraph" style:parent-style-name="Standard">
      <style:paragraph-properties fo:line-height="200%"/>
      <style:text-properties officeooo:paragraph-rsid="002d89b7"/>
    </style:style>
    <style:style style:name="P20" style:family="paragraph" style:parent-style-name="Standard">
      <style:paragraph-properties fo:line-height="200%"/>
      <style:text-properties officeooo:rsid="00151492" officeooo:paragraph-rsid="002d89b7"/>
    </style:style>
    <style:style style:name="P21" style:family="paragraph" style:parent-style-name="Standard">
      <style:paragraph-properties fo:line-height="200%"/>
      <style:text-properties officeooo:rsid="00159b95" officeooo:paragraph-rsid="002d89b7"/>
    </style:style>
    <style:style style:name="P22" style:family="paragraph" style:parent-style-name="Standard">
      <style:paragraph-properties fo:line-height="200%"/>
      <style:text-properties officeooo:rsid="001768a2" officeooo:paragraph-rsid="002d89b7"/>
    </style:style>
    <style:style style:name="P23" style:family="paragraph" style:parent-style-name="Standard">
      <style:paragraph-properties fo:line-height="0.499cm"/>
      <style:text-properties officeooo:paragraph-rsid="00230a99"/>
    </style:style>
    <style:style style:name="P24" style:family="paragraph" style:parent-style-name="Standard">
      <style:paragraph-properties fo:break-before="page"/>
      <style:text-properties fo:font-size="13pt" officeooo:rsid="00169b9c" officeooo:paragraph-rsid="00169b9c" style:font-size-asian="13pt" style:font-size-complex="13pt"/>
    </style:style>
    <style:style style:name="P25" style:family="paragraph" style:parent-style-name="Contents_20_1">
      <style:text-properties officeooo:paragraph-rsid="002d89b7"/>
    </style:style>
    <style:style style:name="P26" style:family="paragraph" style:parent-style-name="Heading_20_2">
      <style:paragraph-properties fo:line-height="200%"/>
      <style:text-properties officeooo:rsid="000eda0b" officeooo:paragraph-rsid="002d89b7"/>
    </style:style>
    <style:style style:name="P27" style:family="paragraph" style:parent-style-name="Normal_20__28_Web_29_">
      <style:paragraph-properties fo:margin-top="0cm" fo:margin-bottom="0cm" loext:contextual-spacing="false" fo:line-height="200%"/>
      <style:text-properties fo:font-size="11pt" officeooo:rsid="00176517" officeooo:paragraph-rsid="00230a99" style:font-size-asian="9.60000038146973pt" style:font-size-complex="11pt"/>
    </style:style>
    <style:style style:name="P28" style:family="paragraph" style:parent-style-name="Standard">
      <style:paragraph-properties fo:margin-top="0.101cm" fo:margin-bottom="0.101cm" loext:contextual-spacing="false" fo:line-height="200%"/>
      <style:text-properties fo:font-size="11pt" officeooo:rsid="00176517" officeooo:paragraph-rsid="00221ef7" style:font-size-asian="9.60000038146973pt" style:font-size-complex="11pt"/>
    </style:style>
    <style:style style:name="P29" style:family="paragraph" style:parent-style-name="Heading_20_2" style:list-style-name="WWNum4">
      <style:text-properties officeooo:paragraph-rsid="00230a99"/>
    </style:style>
    <style:style style:name="P30" style:family="paragraph" style:parent-style-name="Heading_20_2" style:list-style-name="WWNum4">
      <style:paragraph-properties fo:margin-top="0cm" fo:margin-bottom="0cm" loext:contextual-spacing="false"/>
      <style:text-properties officeooo:paragraph-rsid="00221ef7"/>
    </style:style>
    <style:style style:name="P31" style:family="paragraph" style:parent-style-name="Standard" style:list-style-name="L1">
      <style:text-properties fo:font-size="11pt" fo:font-weight="normal" officeooo:rsid="00176517" officeooo:paragraph-rsid="00176517" style:font-size-asian="9.60000038146973pt" style:font-weight-asian="normal" style:font-size-complex="11pt" style:font-weight-complex="normal"/>
    </style:style>
    <style:style style:name="P32" style:family="paragraph" style:parent-style-name="Standard" style:list-style-name="L1">
      <style:text-properties fo:font-size="11pt" fo:font-weight="normal" officeooo:rsid="00180523" officeooo:paragraph-rsid="00180523" style:font-size-asian="9.60000038146973pt" style:font-weight-asian="normal" style:font-size-complex="11pt" style:font-weight-complex="normal"/>
    </style:style>
    <style:style style:name="P33" style:family="paragraph" style:parent-style-name="Standard" style:list-style-name="L1">
      <style:text-properties fo:font-size="11pt" officeooo:rsid="00169b9c" officeooo:paragraph-rsid="00169b9c" style:font-size-asian="11pt" style:font-size-complex="11pt"/>
    </style:style>
    <style:style style:name="P34" style:family="paragraph" style:parent-style-name="Standard">
      <style:text-properties fo:font-size="11pt" officeooo:rsid="00286689" officeooo:paragraph-rsid="00398c29" style:font-size-asian="11pt" style:font-size-complex="11pt"/>
    </style:style>
    <style:style style:name="P35" style:family="paragraph" style:parent-style-name="Standard">
      <style:text-properties fo:font-size="11pt" officeooo:rsid="00398c29" officeooo:paragraph-rsid="00398c29" style:font-size-asian="11pt" style:font-size-complex="11pt"/>
    </style:style>
    <style:style style:name="P36" style:family="paragraph" style:parent-style-name="Standard" style:list-style-name="L2">
      <style:text-properties fo:font-size="11pt" officeooo:rsid="00176517" officeooo:paragraph-rsid="00230a99" style:font-size-asian="9.60000038146973pt" style:font-size-complex="11pt"/>
    </style:style>
    <style:style style:name="P37" style:family="paragraph" style:parent-style-name="Standard" style:list-style-name="L2">
      <style:text-properties fo:font-size="11pt" officeooo:rsid="00180523" officeooo:paragraph-rsid="00230a99" style:font-size-asian="9.60000038146973pt" style:font-size-complex="11pt"/>
    </style:style>
    <style:style style:name="P38" style:family="paragraph" style:parent-style-name="Standard" style:list-style-name="L3">
      <style:text-properties fo:font-size="11pt" officeooo:rsid="00188d85" officeooo:paragraph-rsid="00188d85" style:font-size-asian="9.60000038146973pt" style:font-size-complex="11pt"/>
    </style:style>
    <style:style style:name="P39" style:family="paragraph" style:parent-style-name="Standard" style:list-style-name="L4">
      <style:text-properties fo:font-size="11pt" officeooo:rsid="00188d85" officeooo:paragraph-rsid="00188d85" style:font-size-asian="9.60000038146973pt" style:font-size-complex="11pt"/>
    </style:style>
    <style:style style:name="P40" style:family="paragraph" style:parent-style-name="Standard" style:list-style-name="L4">
      <style:text-properties fo:font-size="11pt" officeooo:rsid="0030571c" officeooo:paragraph-rsid="0030571c" style:font-size-asian="9.60000038146973pt" style:font-size-complex="11pt"/>
    </style:style>
    <style:style style:name="P41" style:family="paragraph" style:parent-style-name="Standard" style:list-style-name="L4">
      <style:text-properties fo:font-size="11pt" officeooo:rsid="00307ac3" officeooo:paragraph-rsid="00307ac3" style:font-size-asian="9.60000038146973pt" style:font-size-complex="11pt"/>
    </style:style>
    <style:style style:name="P42" style:family="paragraph" style:parent-style-name="Standard">
      <style:paragraph-properties fo:line-height="0.499cm"/>
      <style:text-properties fo:color="#800080" officeooo:paragraph-rsid="00230a99"/>
    </style:style>
    <style:style style:name="P43" style:family="paragraph" style:parent-style-name="Standard" style:list-style-name="L2">
      <style:text-properties fo:color="#780373" fo:font-size="11pt" officeooo:rsid="00180523" officeooo:paragraph-rsid="00180523" style:font-size-asian="9.60000038146973pt" style:font-size-complex="11pt"/>
    </style:style>
    <style:style style:name="P44" style:family="paragraph" style:parent-style-name="Standard" style:list-style-name="L2">
      <style:text-properties fo:color="#ff0000" fo:font-size="11pt" officeooo:rsid="00180523" officeooo:paragraph-rsid="00180523" style:font-size-asian="9.60000038146973pt" style:font-size-complex="11pt"/>
    </style:style>
    <style:style style:name="P45" style:family="paragraph" style:parent-style-name="Standard" style:list-style-name="L2">
      <style:text-properties fo:color="#729fcf" fo:font-size="11pt" officeooo:rsid="00180523" officeooo:paragraph-rsid="00180523" style:font-size-asian="9.60000038146973pt" style:font-size-complex="11pt"/>
    </style:style>
    <style:style style:name="P46" style:family="paragraph" style:parent-style-name="Standard" style:list-style-name="L2">
      <style:text-properties fo:color="#5eb91e" fo:font-size="11pt" officeooo:rsid="00180523" officeooo:paragraph-rsid="00180523" style:font-size-asian="9.60000038146973pt" style:font-size-complex="11pt"/>
    </style:style>
    <style:style style:name="T1" style:family="text">
      <style:text-properties fo:font-size="10pt" style:font-size-asian="10pt" style:font-size-complex="10pt"/>
    </style:style>
    <style:style style:name="T2" style:family="text">
      <style:text-properties officeooo:rsid="00180523"/>
    </style:style>
    <style:style style:name="T3" style:family="text">
      <style:text-properties officeooo:rsid="001d2eb9"/>
    </style:style>
    <style:style style:name="T4" style:family="text">
      <style:text-properties officeooo:rsid="001e226d"/>
    </style:style>
    <style:style style:name="T5" style:family="text">
      <style:text-properties officeooo:rsid="001ea3bf"/>
    </style:style>
    <style:style style:name="T6" style:family="text">
      <style:text-properties officeooo:rsid="0020b2b7"/>
    </style:style>
    <style:style style:name="T7" style:family="text">
      <style:text-properties style:text-position="super 58%"/>
    </style:style>
    <style:style style:name="T8" style:family="text">
      <style:text-properties style:text-line-through-style="solid" style:text-line-through-type="single"/>
    </style:style>
    <style:style style:name="T9" style:family="text">
      <style:text-properties style:font-name="Calibri" style:font-size-asian="11pt" style:font-name-complex="Calibri1"/>
    </style:style>
    <style:style style:name="T10" style:family="text">
      <style:text-properties fo:color="#c9211e" style:text-line-through-style="solid" style:text-line-through-type="single" style:font-name="Calibri" style:font-size-asian="11pt" style:font-name-complex="Calibri1"/>
    </style:style>
    <style:style style:name="T11" style:family="text">
      <style:text-properties fo:color="#c9211e" style:text-line-through-style="solid" style:text-line-through-type="single" style:text-position="super 58%" style:font-name="Calibri" style:font-size-asian="11pt" style:font-name-complex="Calibri1"/>
    </style:style>
    <style:style style:name="T12" style:family="text">
      <style:text-properties officeooo:rsid="0026baa9"/>
    </style:style>
    <style:style style:name="T13" style:family="text">
      <style:text-properties officeooo:rsid="0013df56"/>
    </style:style>
    <style:style style:name="T14" style:family="text">
      <style:text-properties officeooo:rsid="0013e187"/>
    </style:style>
    <style:style style:name="T15" style:family="text">
      <style:text-properties officeooo:rsid="0010d8f6"/>
    </style:style>
    <style:style style:name="T16" style:family="text">
      <style:text-properties officeooo:rsid="00151492"/>
    </style:style>
    <style:style style:name="T17" style:family="text">
      <style:text-properties officeooo:rsid="00159b95"/>
    </style:style>
    <style:style style:name="T18" style:family="text">
      <style:text-properties officeooo:rsid="001768a2"/>
    </style:style>
    <style:style style:name="T19" style:family="text">
      <style:text-properties officeooo:rsid="0015af5f"/>
    </style:style>
    <style:style style:name="T20" style:family="text">
      <style:text-properties officeooo:rsid="0016933a"/>
    </style:style>
    <style:style style:name="T21" style:family="text">
      <style:text-properties officeooo:rsid="0016a290"/>
    </style:style>
    <style:style style:name="T22" style:family="text">
      <style:text-properties officeooo:rsid="0018ef23"/>
    </style:style>
    <style:style style:name="T23" style:family="text">
      <style:text-properties fo:color="#5eb91e" style:font-name="Calibri" style:font-size-asian="11pt" style:font-name-complex="Calibri1"/>
    </style:style>
    <style:style style:name="T24" style:family="text">
      <style:text-properties fo:color="#5eb91e" style:text-position="super 58%" style:font-name="Calibri" style:font-size-asian="11pt" style:font-name-complex="Calibri1"/>
    </style:style>
    <style:style style:name="T25" style:family="text">
      <style:text-properties fo:color="#ff0000" style:text-position="super 58%" officeooo:rsid="00180523"/>
    </style:style>
    <style:style style:name="T26" style:family="text">
      <style:text-properties fo:color="#ff0000" officeooo:rsid="00180523"/>
    </style:style>
    <style:style style:name="T27" style:family="text">
      <style:text-properties fo:color="#800080"/>
    </style:style>
    <style:style style:name="T28" style:family="text">
      <style:text-properties fo:color="#800080" style:text-position="super 58%"/>
    </style:style>
    <style:style style:name="T29" style:family="text">
      <style:text-properties officeooo:rsid="00398c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Final Report Planning</text:p>
      <text:p text:style-name="P1">Planning &amp; Project Management - 10 <text:span text:style-name="T1">Looking for a systematic approach and appropriate planning.</text:span></text:p>
      <text:list xml:id="list779509675" text:style-name="L1">
        <text:list-item>
          <text:p text:style-name="P31">Evidence of initial planning with consideration (and addressing) of resource issues.</text:p>
        </text:list-item>
      </text:list>
      <text:p text:style-name="P12">Include gantt chart…. Either one from intermediate report or another more realistic one (no rona)</text:p>
      <text:p text:style-name="P12">Outline of initial plan, along with any further chan</text:p>
      <text:p text:style-name="P13">My initial plan was set out <text:span text:style-name="T3">in expectance of the majority of my time being spent in the coding/modelling stage, this still held true but rather than the 44% that I predicted this ended up being 70+% of my time spent due to various challenges – mainly adapting to pytorch over tensorflow which I initially set out to use, confusion over online cnn example models compared to </text:span><text:span text:style-name="T4">my 2d non-image dataset of which different activation functions (sigmoid, softmax, relu), optimizers (move from sgd to adam/adagrad/rmsprop which are designed more this type of dataset) and </text:span><text:span text:style-name="T5">techniques are used (dropout, input normalisation, leaky ReLU and other forms), and adapting to such a large dataset in a structure that I have not tackled before (individual files for each UID instead of one large file with all data – looking at the example provided in the kaggle challenge for interacting with the data helped a lot, then use of pytorch datasets and dataloaders).</text:span></text:p>
      <text:p text:style-name="P11"/>
      <text:list xml:id="list52417695087445" text:continue-numbering="true" text:style-name="L1">
        <text:list-item>
          <text:p text:style-name="P32">Revisions to the plan were documented and justified?</text:p>
        </text:list-item>
      </text:list>
      <text:p text:style-name="P14">I didn’t, on paper, make adjustments to my plan and justify them – I made short term adjustments based on my immediate knowledge rather than trying to think ahead a lot of the time (tunnel vision).</text:p>
      <text:p text:style-name="P14">I made comments in my code suggesting further steps to take within it – such as ‘this function should include x’ and commited my code regularly (gitlab) throughout the coding process (which started far later than anticipated on the initial plan – I spent a large amount of time analysing the data.</text:p>
      <text:p text:style-name="P14"/>
      <text:list xml:id="list52417146925094" text:continue-numbering="true" text:style-name="L1">
        <text:list-item>
          <text:p text:style-name="P32">Appropriate methodology/approach followed or adapted?</text:p>
        </text:list-item>
      </text:list>
      <text:p text:style-name="P4">Appropriate – meaning reaches my personal criteria? Not sure yet if can classify above ‘<text:span text:style-name="T6">challenge level’ that is actually produces anything of value. Should create confusion matrices</text:span></text:p>
      <text:p text:style-name="P5">Talk about how I’ve battled class imbalance via balanced training set (maybe later)</text:p>
      <text:p text:style-name="P10">Appropriate – could also be referring to methodologys such as SMART etc.</text:p>
      <text:p text:style-name="P5"/>
      <text:list xml:id="list52418096384417" text:continue-numbering="true" text:style-name="L1">
        <text:list-item>
          <text:p text:style-name="P33">Project management - we understand that the current situation will have caused some changes to your project plan. It is not expected that you update your Gantt chart or your project management methodology in your report. Alterations to objectives and/or deliverables of the project should be provided in an impact statement as an additional appendix.</text:p>
        </text:list-item>
      </text:list>
      <text:p text:style-name="P15"/>
      <text:p text:style-name="P25">The aim of this project is to utilise machine learning to allow <text:span text:style-name="T13">f</text:span>or the early detection of sepsis from clinical data; <text:span text:style-name="T13">such that sepsis is detected 6 hours earlier than through purely clinical methods. </text:span><text:span text:style-name="T14">Particularly, a binary prediction should be made at each time interval within patient data, and a risk of sepsis should be discernible. </text:span></text:p>
      <text:h text:style-name="P26" text:outline-level="2"><text:bookmark-start text:name="__RefHeading___Toc1675_845070935"/>Planning &amp; Project Management<text:bookmark-end text:name="__RefHeading___Toc1675_845070935"/></text:h>
      <text:p text:style-name="P19"><text:span text:style-name="T15">The initial plan </text:span><text:span text:style-name="T16">for the project (?) was to have the </text:span></text:p>
      <text:p text:style-name="P20">first gain an understanding of the chosen platform through deeper research, I ended up choosing a different platform (pytorch) than I initially intended (tensorflow), mostly due to most reviews saying it is better, also dynamically generated op tree</text:p>
      <text:p text:style-name="P20">then to plan the final report xd</text:p>
      <text:p text:style-name="P20">after this I planned to spend most of my remaining time (44%) on the development of the algorithm <text:span text:style-name="T17">(‘utilising the chosen platform in order to produce the algorithm’)</text:span>; i.e. building dataset specific features for the neural network, changing the <text:s/>model and meta parameters to try and achieve the <text:soft-page-break/>best results, building a classifier(based off the neural network output for each row) and just generally writing the program.</text:p>
      <text:p text:style-name="P20">After this I <text:span text:style-name="T17">planned to spend 8~ days on evaluation of my output and providing output clean enough to go in the report</text:span></text:p>
      <text:p text:style-name="P21">Then I planned to spend the remaining 34% of the time (over 20 days) writing the final report (drafting, redrafting and finalising).</text:p>
      <text:p text:style-name="P21">Could include a gantt chart for the above</text:p>
      <text:p text:style-name="P21">How it ended up going:</text:p>
      <text:p text:style-name="P22">First background research?</text:p>
      <text:p text:style-name="P21">First I did significant analysis of the dataset <text:span text:style-name="T18">both completely manually and through python </text:span>attempting to find out feature by feature how useful that feature would be, the main outcomes of this where that I developed an idea for the format of the dataset (a file for each patient seperated into two folders (training and training_setB) with different filenames (p<text:span text:style-name="T19">0</text:span>00001.psv for training and p100001.psv for training_setB, <text:span text:style-name="T20">I built the code to put together sepsis records, non-sepsis records, half and half records for analysis using <text:s/>density histograms with equal bins, it was especially useful to look at the sepsis records vs non-sepsis records with side by side colour coded bars within the same graph (equal bins density histograms page on onenote), built scatterplots in order to see where the bulk of the data was, then I made a combination output which showed both a scatterplot of one feature against another and the density histograms for the respective variables because the scatterplot output showed an issue with how I was using/processing the data, this provided a valuable assesment method for determining whether the trend for a specific variables was noticeably different between sepsis and non-sepsis patients. The other most useful thing was the NaN% of each variable, this gives an idea of how many rows of each record will </text:span><text:span text:style-name="T21">contain data for that variable, this became incredibly useful as an indicator of whether including certain columns provided any real benefit vs whatever method I was using to make use of rows with NaN variables, as of (8 MAY) this function (removeRows) calculates the middle value between the two closest </text:span><text:soft-page-break/><text:span text:style-name="T21">columns and if there are not two viable columns immediately available for that value then it deletes the row (lossy) this is a problem with high cols and use of cols with a high NaN percentage as it meant that the majority of rows were discarded – using a col with a NaN% above 90% meant losing about 90% of the rows. Finally from this </text:span><text:span text:style-name="T18">I made a seedable function that determined the training and validation sets along with the option to also generate a test set.</text:span></text:p>
      <text:p text:style-name="P22">After this I started on understanding deeply how to use pytorch, spent a large amount of time at this step and trying to get the program to work for a single file, here I built a simple model, then I built the dataset and dataloader using pytorch and then updated the neuralnetwork to take these inputs (work over multiple files), here I updated the model but still isnt perfect (8 MAY). <text:span text:style-name="T22">Furthermore adding specific features in order to meet the goal of a 6 hour early prediction (moved Sepsislabel back 6 hours across whole dataset). I have spent nearly 4 weeks on this stage so far.</text:span></text:p>
      <text:p text:style-name="P17">When the above program was at its most basic (though functional) stage I started on the final report, I mostly planned out the sections and made choices on which parts of production of my output to include within the report and also what deliverables, self-appraisal and all other things that need to be done towards the end of the report.</text:p>
      <text:p text:style-name="P15"/>
      <text:p text:style-name="P15"/>
      <text:p text:style-name="P16">Maybe could use a format more like:</text:p>
      <text:p text:style-name="P16">Understanding the problem/ </text:p>
      <text:p text:style-name="P16">Understanding the relevance/ Background research</text:p>
      <text:p text:style-name="P34">Organising <text:span text:style-name="T29">and Analysing </text:span>the data<text:span text:style-name="T29">set</text:span></text:p>
      <text:p text:style-name="P16">Defining a model</text:p>
      <text:p text:style-name="P35">Evaluation</text:p>
      <text:p text:style-name="P24">Background Research - 30 <text:span text:style-name="T1">Literature review – expect in-depth study of selected work. Understanding to be illustrated by applying to own examples.</text:span></text:p>
      <text:list xml:id="list3037310450" text:style-name="L2">
        <text:list-item>
          <text:p text:style-name="P36"><text:span text:style-name="T8">Explain the problem clearly</text:span> <text:span text:style-name="T2">and explain the relevance to my degree programme.</text:span></text:p>
        </text:list-item>
        <text:list-item>
          <text:p text:style-name="P37">Identify relevant areas for investigation and discuss them under appropriate headings and critically.</text:p>
        </text:list-item>
      </text:list>
      <text:list xml:id="list859472501" text:style-name="WWNum4">
        <text:list-item>
          <text:list>
            <text:list-item>
              <text:h text:style-name="P30" text:outline-level="2"><text:bookmark-start text:name="_Toc39366044"/>Sepsis<text:bookmark-end text:name="_Toc39366044"/></text:h>
            </text:list-item>
          </text:list>
        </text:list-item>
      </text:list>
      <text:p text:style-name="P28"><text:span text:style-name="T26">Sepsis is one of the leading causes of death globally today; the most recent estimates indicate that 11 million people die from it a year, which means that one in five deaths can be attributed to sepsis.</text:span><text:span text:style-name="T25">6</text:span><text:span text:style-name="T26"> </text:span>“Sepsis is defined as life-threatening organ dysfunction caused by a dysregulated host response to infection” or in layman’s terms “a life-threatening condition that arises when the body’s response to an infection injures its own tissues and organs.”<text:span text:style-name="T7">1</text:span> <text:span text:style-name="T26">It is vital that Sepsis be treated as early as possible, with each hour of delay being associated with an average increase in mortality of 7.6%, 6 hour early detection could translate to a 45.6% decreased mortality rate.</text:span><text:span text:style-name="T25">7</text:span><text:span text:style-name="T26"> </text:span></text:p>
      <text:list xml:id="list52417930905183" text:continue-numbering="true" text:style-name="WWNum4">
        <text:list-item>
          <text:list>
            <text:list-item>
              <text:h text:style-name="P29" text:outline-level="2"><text:bookmark-start text:name="_Toc39366045"/>Machine Learning applications in medicine<text:bookmark-end text:name="_Toc39366045"/></text:h>
            </text:list-item>
          </text:list>
        </text:list-item>
      </text:list>
      <text:p text:style-name="P23">The use of machine learning across medicinal diagnostics is “in the early adoption phase”<text:span text:style-name="T7">2</text:span> and is not yet at a level where integration into the normal diagnostic system is widely considered viable for implementation. D<text:span text:style-name="T27">espite this, there has been promising research especially in the Oncology and Pathology diagnostic fields – which encompass the detection of sepsis. </text:span></text:p>
      <text:p text:style-name="P42"/>
      <text:p text:style-name="P23">In pathological diagnostics, generally bodily fluids or tissue samples are analysed under microscope manually; with the application of machine learning techniques such as the use of convolutional neural networks (CNNs) this process can be supplemented. <text:span text:style-name="T27">A team at Harvard Medical School have used a neural network capable of multiple image and speech recognition in order to diagnose tumours</text:span><text:span text:style-name="T28">2</text:span><text:span text:style-name="T27">, which “proved accurate approximately 92 percent of the time”</text:span><text:span text:style-name="T28">3</text:span><text:span text:style-name="T27">. This compared to the general success rate of a human pathologist “whose results were 96 percent accurate”</text:span><text:span text:style-name="T28">3</text:span><text:span text:style-name="T27"> is impressive enough, “But the truly exciting thing was when we combined the pathologist’s analysis with our automated computational diagnostic method, the result improved to 99.5 percent accuracy”</text:span><text:span text:style-name="T28">3</text:span><text:span text:style-name="T27">. </text:span></text:p>
      <text:p text:style-name="P42"/>
      <text:p text:style-name="P23"><text:span text:style-name="T27">Under the umbrella of oncological diagnostics, researchers at Oregon State University have made use of deep learning for “… the extraction of meaningful features from gene expression data, which in turn enabled to classification of breast cancer cells.”</text:span><text:span text:style-name="T28">4</text:span><text:span text:style-name="T27"> Gene expression data, similarly to the clinical dataset used as a basis for this project, has “… high dimensionality and complexity …”</text:span><text:span text:style-name="T28">5</text:span><text:span text:style-name="T27"> and thus certain aspects of the methodology exercised in this research can be considered applicable within this project. </text:span>Specifically the use of “Stacked Denoising Autoencoder (SDAE) to deeply extract functional features from high dimensional gene expressional profiles”<text:span text:style-name="T7">5</text:span> and the subsequent evaluation of this “extracted representation through supervised classification models in order to verify the usefulness of the new features useful for cancer detection.”<text:span text:style-name="T7">5</text:span> <text:s text:c="2"/></text:p>
      <text:p text:style-name="P7"/>
      <text:list xml:id="list52416505530429" text:continue-list="list3037310450" text:style-name="L2">
        <text:list-item>
          <text:p text:style-name="P43">Reviewed previous attempts to solve this a similar problems?</text:p>
        </text:list-item>
      </text:list>
      <text:p text:style-name="P6"/>
      <text:list xml:id="list52417747295740" text:continue-numbering="true" text:style-name="L2">
        <text:list-item>
          <text:p text:style-name="P44">Justify any claims made using credible primary or secondary sources.</text:p>
        </text:list-item>
      </text:list>
      <text:p text:style-name="P6"/>
      <text:list xml:id="list52417893928452" text:continue-numbering="true" text:style-name="L2">
        <text:list-item>
          <text:p text:style-name="P45">State the relevance of the method to be used in solving the problem.</text:p>
        </text:list-item>
      </text:list>
      <text:p text:style-name="P6"/>
      <text:list xml:id="list52417766182229" text:continue-numbering="true" text:style-name="L2">
        <text:list-item>
          <text:p text:style-name="P46">Justify the choice of method and the rejection of alternatives.</text:p>
        </text:list-item>
      </text:list>
      <text:list xml:id="list52417980805392" text:continue-list="list52417930905183" text:style-name="WWNum4">
        <text:list-item>
          <text:list>
            <text:list-item>
              <text:h text:style-name="P29" text:outline-level="2"><text:bookmark-start text:name="_Toc39366046"/><text:soft-page-break/>Chosen Platform<text:bookmark-end text:name="_Toc39366046"/></text:h>
            </text:list-item>
          </text:list>
        </text:list-item>
      </text:list>
      <text:p text:style-name="P27"><text:span text:style-name="T23">The two most popular open source machine learning platforms today are TensorFlow and PyTorch, which were created by Google and Facebook respectively.</text:span><text:span text:style-name="T24">8</text:span><text:span text:style-name="T23"> The primary difference between the two is that computation graphs are defined statically in TensorFlow, while they are defined dynamically in PyTorch – “you can replicate everything in TensorFlow from PyTorch but you need to put in more effort.”</text:span><text:span text:style-name="T24">9</text:span><text:span text:style-name="T9"> </text:span><text:span text:style-name="T10">TensorFlow will be utilised as the base platform, with Keras, which helps to simplify the process, deployed on top of it. The primary advantage in the employment of TensorFlow over PyTorch comes under visualisation, as it has a much more extensive and feature rich visualisation library, which will allow for more efficient debugging and monitoring of the training process.</text:span><text:span text:style-name="T11">9 <text:s/></text:span></text:p>
      <text:p text:style-name="P1"/>
      <text:p text:style-name="P24">Delivery – 35 <text:span text:style-name="T1">Deliverables may include implementation of known algorithms for comparison; benchmarking of algorithms; or development of new algorithm. Quantitative approach to analysis of results is expected to show evidence of quality.</text:span></text:p>
      <text:list xml:id="list2749252198" text:style-name="L3">
        <text:list-item>
          <text:p text:style-name="P38">Is it clear that:</text:p>
        </text:list-item>
        <text:list-item>
          <text:p text:style-name="P38">the solution exists? That I have produced the deliverables specified.</text:p>
        </text:list-item>
      </text:list>
      <text:p text:style-name="P8">Need to clean up python files and decide on deliverables, at least classes.py and neuralnetwork.py as deliverables. Screenshot of some code? And output?</text:p>
      <text:list xml:id="list52418165894779" text:continue-numbering="true" text:style-name="L3">
        <text:list-item>
          <text:p text:style-name="P38">Appropriate steps or standards were taken to ensure quality output (e.g. design documentation, comments in code)</text:p>
        </text:list-item>
      </text:list>
      <text:p text:style-name="P8">Create MLP diagram/ (recreate) and explain about comments in code </text:p>
      <text:list xml:id="list52417602511586" text:continue-numbering="true" text:style-name="L3">
        <text:list-item>
          <text:p text:style-name="P38">Appropriate tests and evaluation were conducted and analysed to validate the quality of deliverables within the remit of the project?</text:p>
        </text:list-item>
      </text:list>
      <text:p text:style-name="P8">Saved .txt files for comparison? Talk about how I checked the output after each modification to see whether the loss was decreasing (function improving) and from this found the best metaparameters for my model, talk about iterative approach to improving the model following this same method.</text:p>
      <text:list xml:id="list52416342832666" text:continue-numbering="true" text:style-name="L3">
        <text:list-item>
          <text:p text:style-name="P38"><text:s text:c="4"/>The challenges were clearly articulated?</text:p>
        </text:list-item>
      </text:list>
      <text:p text:style-name="P8">Challenges: <text:span text:style-name="T12">use of pytorch when used to tensorflow, data input (dataset + dataloaders), drivers + gpu usage for tensor calculation, </text:span></text:p>
      <text:list xml:id="list52416431473048" text:continue-numbering="true" text:style-name="L3">
        <text:list-item>
          <text:p text:style-name="P38"><text:s text:c="4"/>There are objective criteria for evaluating the achievement of the project against the initial problem? </text:p>
        </text:list-item>
      </text:list>
      <text:p text:style-name="P9">Aims from intermediate report:</text:p>
      <text:p text:style-name="P9">The aim of this project is to use machine learning in order to form an algorithm that allows for the early detection of sepsis from clinical data; such that sepsis is detected 6 hours earlier than through purely clinical methods. In particular a patient’s risk of sepsis should be discernible and a binary prediction made for each time interval within the data. </text:p>
      <text:p text:style-name="P9">What <text:s/>have I achieved?</text:p>
      <text:p text:style-name="P9">An algorithm that can for given input row ATTEMPT to classify whether the patient has sepsis – could use the difference in loss to try classify early.</text:p>
      <text:list xml:id="list52417480281721" text:continue-numbering="true" text:style-name="L3">
        <text:list-item>
          <text:p text:style-name="P38"><text:s text:c="4"/>These criteria are justified?</text:p>
        </text:list-item>
        <text:list-item>
          <text:p text:style-name="P38"><text:s text:c="4"/>The criteria have been used professionally to judge whether the problem has been solved?</text:p>
        </text:list-item>
      </text:list>
      <text:p text:style-name="P2"/>
      <text:p text:style-name="P1"/>
      <text:p text:style-name="P24">Self-appraisal – 10 <text:span text:style-name="T1">An objective self-assessment on achievements of the project and lessons learned. Discussion on future work. Personal reflection on project process and experience. Discussion of legal, social, ethical and professional aspects, including why one or more may not be relevant.</text:span></text:p>
      <text:list xml:id="list4077510869" text:style-name="L4">
        <text:list-item>
          <text:p text:style-name="P39">Have I?</text:p>
        </text:list-item>
        <text:list-item>
          <text:p text:style-name="P39">Considered how my work could be extended?</text:p>
        </text:list-item>
        <text:list-item>
          <text:p text:style-name="P39"><text:s text:c="4"/>Included mature personal reflection which leads to lessons learnt?</text:p>
          <text:list>
            <text:list-item>
              <text:p text:style-name="P40">Issues faced:</text:p>
              <text:list>
                <text:list-item>
                  <text:p text:style-name="P40">timeliness – started incredibly late, large periods of not working</text:p>
                </text:list-item>
                <text:list-item>
                  <text:p text:style-name="P40">platform choice(?) - choosing pytorch despite knowing tensorflow was a poor choice</text:p>
                </text:list-item>
                <text:list-item>
                  <text:p text:style-name="P40">tunnel vision – get too focused on a singular aspect of the project and end up reducing the available time for other aspects – time management need to have some sort of more detailed plan for how to split up time between goals that I have set for myself.</text:p>
                </text:list-item>
                <text:list-item>
                  <text:p text:style-name="P40">Should have used some sort of planning technique, SMART goals for example</text:p>
                </text:list-item>
              </text:list>
            </text:list-item>
          </text:list>
        </text:list-item>
        <text:list-item>
          <text:p text:style-name="P39"><text:s text:c="4"/>Suggested how the problems encountered might be avoided?</text:p>
        </text:list-item>
        <text:list-item>
          <text:p text:style-name="P39"><text:s text:c="4"/>Considered legal, social, ethical and professional issues, with justification if one or more are not relevant?</text:p>
          <text:list>
            <text:list-item>
              <text:p text:style-name="P41">Legal and ethical issues arent a concern due to the nature of the challenge being issued by a large body with its dataset to be used for the specific purpose I used it for.</text:p>
            </text:list-item>
          </text:list>
        </text:list-item>
      </text:list>
      <text:p text:style-name="P2"/>
      <text:p text:style-name="P3">Are all figures and tables referenced in the main text?</text:p>
      <text:p text:style-name="P3">Additional appendix – maximum 1 page - explaining the impact that the change of circumstance has had on your project. This could include where original objectives and deliverables could not be me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default-outline-level="" style:class="index">
      <style:paragraph-properties fo:margin-top="0cm" fo:margin-bottom="0.176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3T13:17:24.449473689</meta:creation-date>
    <dc:date>2020-05-14T05:01:49.679813104</dc:date>
    <meta:editing-duration>P1DT3H47M31S</meta:editing-duration>
    <meta:editing-cycles>13</meta:editing-cycles>
    <meta:generator>LibreOffice/6.4.3.2$Linux_X86_64 LibreOffice_project/40$Build-2</meta:generator>
    <meta:document-statistic meta:table-count="0" meta:image-count="0" meta:object-count="0" meta:page-count="7" meta:paragraph-count="80" meta:word-count="2403" meta:character-count="14908" meta:non-whitespace-character-count="12552"/>
  </office:meta>
</office:document-meta>
</file>